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200%" fo:text-align="start" style:justify-single-word="false">
        <style:tab-stops>
          <style:tab-stop style:position="1.448in"/>
          <style:tab-stop style:position="3.2709in"/>
        </style:tab-stops>
      </style:paragraph-properties>
    </style:style>
    <style:style style:name="P4" style:family="paragraph" style:parent-style-name="Standard">
      <style:paragraph-properties fo:line-height="200%" fo:text-align="start" style:justify-single-word="false">
        <style:tab-stops>
          <style:tab-stop style:position="1.448in"/>
          <style:tab-stop style:position="3.2709in"/>
        </style:tab-stops>
      </style:paragraph-properties>
    </style:style>
    <style:style style:name="P5" style:family="paragraph" style:parent-style-name="Standard">
      <style:paragraph-properties fo:line-height="200%" fo:text-align="start" style:justify-single-word="false">
        <style:tab-stops>
          <style:tab-stop style:position="1.448in"/>
          <style:tab-stop style:position="3.2709in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BP OPCODE LIST</text:p>
      <text:p text:style-name="P1"/>
      <text:p text:style-name="P2">To be done on this:</text:p>
      <text:p text:style-name="P2">Optimize the list so that most(if not all) opcodes are roundable to even number of bytes, preferably 4, 8, or 12. This will make op caches much easier.</text:p>
      <text:p text:style-name="P2"/>
      <text:p text:style-name="P2">General Format:</text:p>
      <text:p text:style-name="P2">instruction&lt;size of op identify&gt; &lt;size of arg(b,w,d,q)&gt;&lt;size of arg at byte level&gt;argument,...</text:p>
      <text:p text:style-name="P2"/>
      <text:p text:style-name="P2"/>
      <text:p text:style-name="P2">mov:</text:p>
      <text:p text:style-name="P3">reg-reg<text:tab/>mov8 d1rx<text:tab/>d1ry</text:p>
      <text:p text:style-name="P3">reg-[reg]<text:tab/>mov8 d1rx<text:tab/>d1[ry]</text:p>
      <text:p text:style-name="P3">[reg]-reg (d)</text:p>
      <text:p text:style-name="P3">[reg+reg]-reg (d)</text:p>
      <text:p text:style-name="P3">[reg+imm(b)]-reg (d)</text:p>
      <text:p text:style-name="P3">[reg+reg]-imm(bwd)</text:p>
      <text:p text:style-name="P3">reg-[iptr]<text:tab/>mov8 d1rx<text:tab/>d4[iptr]</text:p>
      <text:p text:style-name="P3">[reg]-[iptr]<text:tab/>mov8 {b,w,d}1[rx]<text:tab/>{b,w,d}4[iptr]</text:p>
      <text:p text:style-name="P3">reg-imm<text:tab/>mov8 d1rx<text:tab/>{b1,w2,d4}imm </text:p>
      <text:p text:style-name="P3">[iptr]-imm<text:tab/>mov8 {b,w,d}4[iptr]<text:tab/>{b1,w2,d4}imm</text:p>
      <text:p text:style-name="P3">[iptr] -reg<text:tab/>mov8 <text:s/>{bdw}4[iptr]<text:tab/>d1rx</text:p>
      <text:p text:style-name="P3">xchg:</text:p>
      <text:p text:style-name="P3">reg-reg(onlyd)</text:p>
      <text:p text:style-name="P3">reg-[reg](only d)<text:tab/></text:p>
      <text:p text:style-name="P3">[iptr]-reg(only d)</text:p>
      <text:p text:style-name="P3">[reg]-[reg](bwd)</text:p>
      <text:p text:style-name="P3">push:</text:p>
      <text:p text:style-name="P3">reg</text:p>
      <text:p text:style-name="P3"><text:soft-page-break/>[iptr](bwd)</text:p>
      <text:p text:style-name="P3">imm(bwd)</text:p>
      <text:p text:style-name="P3">[reg](bwd)</text:p>
      <text:p text:style-name="P3">pop:</text:p>
      <text:p text:style-name="P3">[iptr](bwd)</text:p>
      <text:p text:style-name="P3">reg</text:p>
      <text:p text:style-name="P3">[reg](bwd)</text:p>
      <text:p text:style-name="P3"/>
      <text:p text:style-name="P3">add:</text:p>
      <text:p text:style-name="P5">Add opcodes are two and three var form. Either add [target/add1],[adder] or add [target], [add1], [adder]</text:p>
      <text:p text:style-name="P3">reg,reg</text:p>
      <text:p text:style-name="P3">[reg],reg</text:p>
      <text:p text:style-name="P3">[iptr],reg(bwd)</text:p>
      <text:p text:style-name="P3">reg,[reg](bwd)</text:p>
      <text:p text:style-name="P3">reg,imm(bwd)</text:p>
      <text:p text:style-name="P3">[reg].imm(bwd)</text:p>
      <text:p text:style-name="P3">[iptr],imm(bwd)</text:p>
      <text:p text:style-name="P3">reg,reg,reg</text:p>
      <text:p text:style-name="P3">[reg],reg,reg(only d)</text:p>
      <text:p text:style-name="P3">[reg+reg],reg,reg</text:p>
      <text:p text:style-name="P3">[iptr],reg,reg(bwd)</text:p>
      <text:p text:style-name="P3">reg,reg,(imm(bwd))</text:p>
      <text:p text:style-name="P3">reg,[reg],reg</text:p>
      <text:p text:style-name="P3">[reg],[iptr],reg</text:p>
      <text:p text:style-name="P3"><text:soft-page-break/>[reg+reg*],[iptr+reg*],(imm(bwd)(d) –Note reg* represents only 1 variable. </text:p>
      <text:p text:style-name="P3"/>
      <text:p text:style-name="P3">Sub:</text:p>
      <text:p text:style-name="P3">Same as add opcodes</text:p>
      <text:p text:style-name="P3">Mul:</text:p>
      <text:p text:style-name="P5">Mul is in two forms: two and three arg. Just like add. In form of either</text:p>
      <text:p text:style-name="P5">target,number,multiplier or target/number,multiplier</text:p>
      <text:p text:style-name="P3">reg-reg(d)</text:p>
      <text:p text:style-name="P3">reg-(imm(b))</text:p>
      <text:p text:style-name="P3">[reg]-(imm(b))</text:p>
      <text:p text:style-name="P3">[reg+reg]-(imm(b))</text:p>
      <text:p text:style-name="P3">[iptr]-reg(bwd)</text:p>
      <text:p text:style-name="P3">[iptr]-(imm(b))(bwd)</text:p>
      <text:p text:style-name="P3">reg-reg-reg(d)</text:p>
      <text:p text:style-name="P3">[reg]-reg-reg(d)</text:p>
      <text:p text:style-name="P3">[iptr]-reg-reg(d)</text:p>
      <text:p text:style-name="P3">[iptr]-reg-reg(d)</text:p>
      <text:p text:style-name="P3">reg-reg-(imm(b))(d)</text:p>
      <text:p text:style-name="P3">reg-[reg]-(imm(b))(d)</text:p>
      <text:p text:style-name="P3">umul: (unsigned multiply)</text:p>
      <text:p text:style-name="P3">all opcodes as mul.</text:p>
      <text:p text:style-name="P3">Div:</text:p>
      <text:p text:style-name="P3">Two forms, just like mul but with divisor at the end.</text:p>
      <text:p text:style-name="P3">reg-reg(d)</text:p>
      <text:p text:style-name="P3">reg-(imm(w))(d)</text:p>
      <text:p text:style-name="P3"><text:soft-page-break/>[reg]-(imm(b))(bwd)</text:p>
      <text:p text:style-name="P3">[iptr]-(imm(w))(bwd)</text:p>
      <text:p text:style-name="P3">[reg]-reg(bwd)</text:p>
      <text:p text:style-name="P3">[reg+reg]-(imm(b))(bwd)</text:p>
      <text:p text:style-name="P3">reg-([reg](bw))(d)</text:p>
      <text:p text:style-name="P3">reg-([iptr](bw))(d)</text:p>
      <text:p text:style-name="P3">reg-reg-reg</text:p>
      <text:p text:style-name="P3">reg-reg-(imm(b))(d)</text:p>
      <text:p text:style-name="P3">[iptr]-reg-reg</text:p>
      <text:p text:style-name="P3">reg-(imm(d))-reg</text:p>
      <text:p text:style-name="P3">udiv:</text:p>
      <text:p text:style-name="P3">same as div.</text:p>
      <text:p text:style-name="P3">mod:</text:p>
      <text:p text:style-name="P3">same as as div. No three forms though.</text:p>
      <text:p text:style-name="P3">umod:</text:p>
      <text:p text:style-name="P3">same as mod.</text:p>
      <text:p text:style-name="P3"/>
      <text:p text:style-name="P3"/>
      <text:p text:style-name="P3">ucdm (Combo udiv/umod):</text:p>
      <text:p text:style-name="P3">This works like this: mod_target,div_target/num,divisor</text:p>
      <text:p text:style-name="P3">reg-reg-reg(d)</text:p>
      <text:p text:style-name="P3">reg-reg-(imm(b))(d)</text:p>
      <text:p text:style-name="P3">cdm(Combo div/mod):</text:p>
      <text:p text:style-name="P3">Same as udiv/umod.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Tahoma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15T17:06:05</meta:creation-date>
    <dc:date>2008-09-16T19:14:34</dc:date>
    <meta:editing-cycles>11</meta:editing-cycles>
    <meta:editing-duration>PT1H3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3" meta:word-count="426" meta:character-count="198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08-09-16T19:00:12"/>
</VL:version-list>
</file>